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1f496" officeooo:paragraph-rsid="0011f496"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18pt" style:text-underline-style="none" fo:font-weight="bold" officeooo:rsid="0011f496" officeooo:paragraph-rsid="0011f496"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none" fo:font-weight="bold" officeooo:rsid="0011f496" officeooo:paragraph-rsid="00771de9"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bold" officeooo:rsid="0011f496" officeooo:paragraph-rsid="007dddcd"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bold" officeooo:rsid="0012e5ed" officeooo:paragraph-rsid="0012e5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none" fo:font-weight="normal" officeooo:rsid="007dddcd" officeooo:paragraph-rsid="007dddcd"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12e5ed" officeooo:paragraph-rsid="009ac301"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8f5ad8" officeooo:paragraph-rsid="008f5ad8"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8f5ad8" officeooo:paragraph-rsid="00912c1e"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8f5ad8" officeooo:paragraph-rsid="008f5ad8"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fo:font-weight="bold" officeooo:rsid="008f5ad8" officeooo:paragraph-rsid="00912c1e" style:font-size-asian="18pt" style:font-weight-asian="bold" style:font-size-complex="18pt" style:font-weight-complex="bold"/>
    </style:style>
    <style:style style:name="P12" style:family="paragraph" style:parent-style-name="Standard">
      <style:paragraph-properties fo:text-align="start" style:justify-single-word="false"/>
      <style:text-properties officeooo:paragraph-rsid="007dddcd"/>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bold" officeooo:rsid="00912c1e" officeooo:paragraph-rsid="00912c1e"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8f5ad8" officeooo:paragraph-rsid="008f5ad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7dddcd" officeooo:paragraph-rsid="007dddc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bold" officeooo:rsid="0011f496" officeooo:paragraph-rsid="007dddc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officeooo:paragraph-rsid="007dddcd" style:font-size-asian="12pt" style:font-size-complex="12pt"/>
    </style:style>
    <style:style style:name="P18"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rsid="0013b055" officeooo:paragraph-rsid="0013b055" style:font-size-asian="10pt" style:font-style-asian="normal" style:font-weight-asian="normal" style:text-emphasize="none"/>
    </style:style>
    <style:style style:name="P19"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1584a3" officeooo:paragraph-rsid="00288505" style:font-size-asian="10.5pt" style:font-style-asian="normal" style:font-weight-asian="normal" style:font-size-complex="12pt" style:font-weight-complex="normal" style:text-emphasize="none"/>
    </style:style>
    <style:style style:name="P2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1584a3" officeooo:paragraph-rsid="001584a3" style:font-size-asian="10.5pt" style:font-style-asian="normal" style:font-weight-asian="bold" style:font-size-complex="12pt" style:font-weight-complex="bold" style:text-emphasize="none"/>
    </style:style>
    <style:style style:name="P2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2d114c" officeooo:paragraph-rsid="002d114c" style:font-size-asian="12pt" style:font-style-asian="normal" style:font-weight-asian="bold" style:font-size-complex="12pt" style:font-weight-complex="bold" style:text-emphasize="none"/>
    </style:style>
    <style:style style:name="P22"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8pt" fo:font-style="normal" fo:text-shadow="none" style:text-underline-style="none" fo:font-weight="bold" officeooo:rsid="0012e5ed" officeooo:paragraph-rsid="001584a3" style:font-size-asian="18pt" style:font-style-asian="normal" style:font-weight-asian="bold" style:font-size-complex="18pt" style:font-weight-complex="bold" style:text-emphasize="none"/>
    </style:style>
    <style:style style:name="P2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1584a3" style:font-size-asian="18pt" style:font-style-asian="normal" style:font-weight-asian="bold" style:font-size-complex="18pt" style:font-weight-complex="bold" style:text-emphasize="none"/>
    </style:style>
    <style:style style:name="P2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973e15" style:font-size-asian="18pt" style:font-style-asian="normal" style:font-weight-asian="bold" style:font-size-complex="18pt" style:font-weight-complex="bold" style:text-emphasize="none"/>
    </style:style>
    <style:style style:name="P2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73e15" officeooo:paragraph-rsid="00973e15" style:font-size-asian="18pt" style:font-style-asian="normal" style:font-weight-asian="normal" style:font-size-complex="18pt" style:font-weight-complex="normal" style:text-emphasize="none"/>
    </style:style>
    <style:style style:name="P26" style:family="paragraph" style:parent-style-name="Standard">
      <style:paragraph-properties fo:text-align="start" style:justify-single-word="false" style:writing-mode="lr-tb"/>
      <style:text-properties style:font-name="Liberation Serif" fo:font-size="18pt" style:text-underline-style="none" fo:font-weight="bold" officeooo:rsid="0011f496" officeooo:paragraph-rsid="001584a3" style:font-size-asian="18pt" style:font-weight-asian="bold" style:font-size-complex="18pt" style:font-weight-complex="bold"/>
    </style:style>
    <style:style style:name="P27"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2c1e" officeooo:paragraph-rsid="00912c1e" style:font-size-asian="18pt" style:font-weight-asian="bold" style:font-size-complex="18pt" style:font-weight-complex="bold"/>
    </style:style>
    <style:style style:name="P28"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d033" officeooo:paragraph-rsid="0091d033" style:font-size-asian="18pt" style:font-weight-asian="bold" style:font-size-complex="18pt" style:font-weight-complex="bold"/>
    </style:style>
    <style:style style:name="P29"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officeooo:rsid="0091d033" officeooo:paragraph-rsid="0091d033" style:font-size-asian="18pt" style:font-size-complex="18pt"/>
    </style:style>
    <style:style style:name="P30" style:family="paragraph" style:parent-style-name="Standard">
      <style:paragraph-properties fo:text-align="start" style:justify-single-word="false" style:writing-mode="lr-tb"/>
      <style:text-properties style:font-name="Liberation Serif" officeooo:paragraph-rsid="001584a3"/>
    </style:style>
    <style:style style:name="P31"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officeooo:rsid="0091d033" officeooo:paragraph-rsid="0091d033"/>
    </style:style>
    <style:style style:name="P32"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fo:font-weight="normal" officeooo:rsid="0091d033" officeooo:paragraph-rsid="0091d033" style:font-weight-asian="normal" style:font-weight-complex="normal"/>
    </style:style>
    <style:style style:name="P33" style:family="paragraph" style:parent-style-name="Standard">
      <style:paragraph-properties fo:text-align="start" style:justify-single-word="false" style:writing-mode="lr-tb"/>
      <style:text-properties style:font-name="Liberation Serif" style:text-underline-style="none" officeooo:rsid="0091d033" officeooo:paragraph-rsid="0091d033"/>
    </style:style>
    <style:style style:name="P34"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officeooo:rsid="0091d033" officeooo:paragraph-rsid="0091d033" style:font-size-asian="12pt" style:font-size-complex="12pt"/>
    </style:style>
    <style:style style:name="P35"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fo:font-weight="bold" officeooo:rsid="00912c1e" officeooo:paragraph-rsid="00912c1e" style:font-size-asian="12pt" style:font-weight-asian="bold" style:font-size-complex="12pt" style:font-weight-complex="bold"/>
    </style:style>
    <style:style style:name="P36" style:family="paragraph" style:parent-style-name="Standard">
      <style:paragraph-properties fo:text-align="start" style:justify-single-word="false" style:writing-mode="lr-tb"/>
      <style:text-properties officeooo:paragraph-rsid="00973e15"/>
    </style:style>
    <style:style style:name="P37" style:family="paragraph" style:parent-style-name="Standard">
      <style:paragraph-properties fo:text-align="start" style:justify-single-word="false" style:writing-mode="lr-tb"/>
      <style:text-properties officeooo:paragraph-rsid="009836de"/>
    </style:style>
    <style:style style:name="P38" style:family="paragraph" style:parent-style-name="Standard">
      <style:paragraph-properties fo:text-align="start" style:justify-single-word="false" style:writing-mode="lr-tb"/>
      <style:text-properties style:text-underline-style="solid" style:text-underline-width="auto" style:text-underline-color="font-color" officeooo:rsid="00973e15" officeooo:paragraph-rsid="00973e15"/>
    </style:style>
    <style:style style:name="P39" style:family="paragraph" style:parent-style-name="Text_20_body">
      <style:text-properties officeooo:paragraph-rsid="008112ab"/>
    </style:style>
    <style:style style:name="P40" style:family="paragraph" style:parent-style-name="Text_20_body">
      <style:text-properties fo:font-size="18pt" style:text-underline-style="none" fo:font-weight="bold" officeooo:rsid="00828bf1" officeooo:paragraph-rsid="00828bf1" style:font-size-asian="18pt" style:font-weight-asian="bold" style:font-size-complex="18pt" style:font-weight-complex="bold"/>
    </style:style>
    <style:style style:name="P41" style:family="paragraph" style:parent-style-name="Text_20_body">
      <style:text-properties fo:font-size="12pt" style:text-underline-style="none" fo:font-weight="normal" officeooo:rsid="008112ab" officeooo:paragraph-rsid="00828bf1" style:font-size-asian="12pt" style:font-weight-asian="normal" style:font-size-complex="12pt" style:font-weight-complex="normal"/>
    </style:style>
    <style:style style:name="P42" style:family="paragraph" style:parent-style-name="Text_20_body">
      <style:text-properties fo:font-size="12pt" style:font-size-asian="12pt" style:font-size-complex="12pt"/>
    </style:style>
    <style:style style:name="P43" style:family="paragraph" style:parent-style-name="Quotations">
      <style:paragraph-properties fo:margin-top="0cm" fo:margin-bottom="0.499cm" loext:contextual-spacing="false"/>
    </style:style>
    <style:style style:name="P44" style:family="paragraph" style:parent-style-name="Heading_20_3">
      <style:text-properties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size="18pt" style:text-underline-style="none" fo:font-weight="normal" officeooo:rsid="008f5ad8" officeooo:paragraph-rsid="008f5ad8" style:font-size-asian="18pt" style:font-weight-asian="normal" style:font-size-complex="18pt" style:font-weight-complex="normal"/>
    </style:style>
    <style:style style:name="P46" style:family="paragraph" style:parent-style-name="Standard">
      <style:paragraph-properties fo:text-align="start" style:justify-single-word="false"/>
      <style:text-properties fo:font-size="18pt" style:text-underline-style="none" fo:font-weight="bold" officeooo:rsid="00912c1e" officeooo:paragraph-rsid="00912c1e" style:font-size-asian="15.75pt" style:font-weight-asian="bold" style:font-size-complex="18pt" style:font-weight-complex="bold"/>
    </style:style>
    <style:style style:name="P47" style:family="paragraph" style:parent-style-name="Standard">
      <style:paragraph-properties fo:text-align="start" style:justify-single-word="false"/>
      <style:text-properties fo:font-size="18pt" style:text-underline-style="none" fo:font-weight="bold" officeooo:rsid="0012e5ed" officeooo:paragraph-rsid="0012e5ed" style:font-size-asian="18pt" style:font-weight-asian="bold" style:font-size-complex="18pt" style:font-weight-complex="bold"/>
    </style:style>
    <style:style style:name="P48" style:family="paragraph" style:parent-style-name="Standard">
      <style:paragraph-properties fo:text-align="start" style:justify-single-word="false"/>
      <style:text-properties fo:font-size="12pt" style:text-underline-style="none" fo:font-weight="normal" officeooo:rsid="008f5ad8" officeooo:paragraph-rsid="008f5ad8"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4pt" style:text-underline-style="none" fo:font-weight="bold" officeooo:rsid="00912c1e" officeooo:paragraph-rsid="00912c1e" style:font-size-asian="14pt" style:font-weight-asian="bold" style:font-size-complex="14pt" style:font-weight-complex="bold"/>
    </style:style>
    <style:style style:name="P50"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2c1e" officeooo:paragraph-rsid="00912c1e" style:font-size-asian="12pt" style:font-style-asian="normal" style:font-weight-asian="normal" style:font-size-complex="12pt" style:font-weight-complex="normal" style:text-emphasize="none"/>
    </style:style>
    <style:style style:name="P51"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d033" officeooo:paragraph-rsid="0091d033" style:font-size-asian="12pt" style:font-style-asian="normal" style:font-weight-asian="normal" style:font-size-complex="12pt" style:font-weight-complex="normal" style:text-emphasize="none"/>
    </style:style>
    <style:style style:name="P52"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91d033" officeooo:paragraph-rsid="0091d033" style:font-size-asian="18pt" style:font-style-asian="normal" style:font-weight-asian="normal" style:font-size-complex="18pt" style:font-weight-complex="normal" style:text-emphasize="none"/>
    </style:style>
    <style:style style:name="P5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973e15" officeooo:paragraph-rsid="00973e15" style:font-size-asian="18pt" style:font-style-asian="normal" style:font-weight-asian="normal" style:font-size-complex="18pt" style:font-weight-complex="normal" style:text-emphasize="none"/>
    </style:style>
    <style:style style:name="P5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1584a3" officeooo:paragraph-rsid="001584a3" style:font-size-asian="18pt" style:font-style-asian="normal" style:font-weight-asian="normal" style:font-size-complex="18pt" style:font-weight-complex="normal" style:text-emphasize="none"/>
    </style:style>
    <style:style style:name="P5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973e15" officeooo:paragraph-rsid="00973e15" style:font-size-asian="18pt" style:font-style-asian="normal" style:font-weight-asian="bold" style:font-size-complex="18pt" style:font-weight-complex="bold" style:text-emphasize="none"/>
    </style:style>
    <style:style style:name="P56"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973e15" style:font-size-asian="18pt" style:font-style-asian="normal" style:font-weight-asian="bold" style:font-size-complex="18pt" style:font-weight-complex="bold" style:text-emphasize="none"/>
    </style:style>
    <style:style style:name="P57"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1d033" officeooo:paragraph-rsid="0091d033" style:font-size-asian="18pt" style:font-style-asian="normal" style:font-weight-asian="normal" style:font-size-complex="18pt" style:font-weight-complex="normal" style:text-emphasize="none"/>
    </style:style>
    <style:style style:name="P58"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1584a3" officeooo:paragraph-rsid="00288505" style:font-size-asian="10.5pt" style:font-style-asian="normal" style:font-weight-asian="normal" style:font-size-complex="12pt" style:font-weight-complex="normal" style:text-emphasize="none"/>
    </style:style>
    <style:style style:name="P59"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5cf0db" officeooo:paragraph-rsid="005a7184" style:font-size-asian="10.5pt" style:font-style-asian="normal" style:font-weight-asian="normal" style:font-size-complex="12pt" style:font-weight-complex="normal" style:text-emphasize="none"/>
    </style:style>
    <style:style style:name="P6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5cf0db" officeooo:paragraph-rsid="005a7184" style:font-size-asian="10.5pt" style:font-style-asian="normal" style:font-weight-asian="bold" style:font-size-complex="12pt" style:font-weight-complex="bold" style:text-emphasize="none"/>
    </style:style>
    <style:style style:name="P61" style:family="paragraph" style:parent-style-name="Standard">
      <style:paragraph-properties fo:text-align="start" style:justify-single-word="false" style:writing-mode="lr-tb"/>
      <style:text-properties fo:font-size="18pt" style:text-underline-style="none" fo:font-weight="normal" officeooo:rsid="009ac301" officeooo:paragraph-rsid="009836de" style:font-size-asian="18pt" style:font-weight-asian="normal" style:font-size-complex="18pt" style:font-weight-complex="normal"/>
    </style:style>
    <style:style style:name="T1" style:family="text">
      <style:text-properties fo:font-weight="normal" officeooo:rsid="007dddcd" style:font-weight-asian="normal" style:font-weight-complex="normal"/>
    </style:style>
    <style:style style:name="T2" style:family="text">
      <style:text-properties fo:font-size="12pt" style:text-underline-style="none" fo:font-weight="normal" officeooo:rsid="0012e5ed" style:font-size-asian="10.5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normal" officeooo:rsid="007fbd21" style:font-size-asian="12pt" style:font-weight-asian="normal" style:font-size-complex="12pt" style:font-weight-complex="normal"/>
    </style:style>
    <style:style style:name="T5" style:family="text">
      <style:text-properties fo:font-size="12pt" style:text-underline-style="none" fo:font-weight="normal" officeooo:rsid="009836de" style:font-size-asian="12pt" style:font-weight-asian="normal" style:font-size-complex="12pt" style:font-weight-complex="normal"/>
    </style:style>
    <style:style style:name="T6" style:family="text">
      <style:text-properties fo:font-size="12pt" style:text-underline-style="none" fo:font-weight="bold" style:font-size-asian="12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912c1e" style:font-size-asian="12pt" style:font-size-complex="12pt"/>
    </style:style>
    <style:style style:name="T10" style:family="text">
      <style:text-properties fo:font-size="12pt" officeooo:rsid="008ba3cb" style:font-size-asian="12pt" style:font-size-complex="12pt"/>
    </style:style>
    <style:style style:name="T11" style:family="text">
      <style:text-properties fo:font-size="12pt" style:text-underline-style="solid" style:text-underline-width="auto" style:text-underline-color="font-color" fo:font-weight="normal" officeooo:rsid="0012e5ed"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7dddcd" style:font-size-asian="12pt" style:font-weight-asian="normal" style:font-size-complex="12pt" style:font-weight-complex="normal"/>
    </style:style>
    <style:style style:name="T13" style:family="text">
      <style:text-properties fo:font-size="12pt" style:text-underline-style="solid" style:text-underline-width="auto" style:text-underline-color="font-color" fo:font-weight="normal" officeooo:rsid="009836de" style:font-size-asian="12pt" style:font-weight-asian="normal" style:font-size-complex="12pt" style:font-weight-complex="normal"/>
    </style:style>
    <style:style style:name="T14" style:family="text">
      <style:text-properties fo:font-size="12pt" style:text-underline-style="solid" style:text-underline-width="auto" style:text-underline-color="font-color" fo:font-weight="normal" officeooo:rsid="008112ab" style:font-size-asian="12pt" style:font-weight-asian="normal" style:font-size-complex="12pt" style:font-weight-complex="normal"/>
    </style:style>
    <style:style style:name="T15" style:family="text">
      <style:text-properties fo:font-size="12pt" style:text-underline-style="solid" style:text-underline-width="auto" style:text-underline-color="font-color" officeooo:rsid="00912c1e" style:font-size-asian="12pt" style:font-size-complex="12pt"/>
    </style:style>
    <style:style style:name="T16" style:family="text">
      <style:text-properties fo:font-size="12pt" style:text-underline-style="solid" style:text-underline-width="auto" style:text-underline-color="font-color" fo:font-weight="bold" officeooo:rsid="009ac301" style:font-size-asian="12pt" style:font-weight-asian="bold" style:font-size-complex="12pt" style:font-weight-complex="bold"/>
    </style:style>
    <style:style style:name="T17" style:family="text">
      <style:text-properties style:text-outline="false" style:text-line-through-style="none" style:text-line-through-type="none" fo:font-style="normal" fo:text-shadow="none" style:font-style-asian="normal" style:text-emphasize="none"/>
    </style:style>
    <style:style style:name="T18" style:family="text">
      <style:text-properties style:text-outline="false" style:text-line-through-style="none" style:text-line-through-type="none" fo:font-style="normal" fo:text-shadow="none" officeooo:rsid="0012e5ed" style:font-style-asian="normal" style:text-emphasize="none"/>
    </style:style>
    <style:style style:name="T19" style:family="text">
      <style:text-properties style:text-outline="false" style:text-line-through-style="none" style:text-line-through-type="none" fo:font-style="normal" fo:text-shadow="none" officeooo:rsid="001584a3" style:font-style-asian="normal" style:text-emphasize="none"/>
    </style:style>
    <style:style style:name="T20" style:family="text">
      <style:text-properties style:text-outline="false" style:text-line-through-style="none" style:text-line-through-type="none" fo:font-style="normal" fo:text-shadow="none" officeooo:rsid="00912c1e" style:font-style-asian="normal" style:text-emphasize="none"/>
    </style:style>
    <style:style style:name="T21" style:family="text">
      <style:text-properties style:text-outline="false" style:text-line-through-style="none" style:text-line-through-type="none" fo:font-style="normal" fo:text-shadow="none" fo:font-weight="normal" style:font-style-asian="normal" style:font-weight-asian="normal" style:font-weight-complex="normal" style:text-emphasize="none"/>
    </style:style>
    <style:style style:name="T22" style:family="text">
      <style:text-properties style:text-outline="false" style:text-line-through-style="none" style:text-line-through-type="none" fo:font-style="normal" fo:text-shadow="none" fo:font-weight="normal" officeooo:rsid="001584a3" style:font-style-asian="normal" style:font-weight-asian="normal" style:font-weight-complex="normal" style:text-emphasize="none"/>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24" style:family="text">
      <style:text-properties style:text-outline="false" style:text-line-through-style="none" style:text-line-through-type="none" fo:font-style="normal" fo:text-shadow="none" style:text-underline-style="none" fo:font-weight="normal" officeooo:rsid="0091d033" style:font-style-asian="normal" style:font-weight-asian="normal" style:font-weight-complex="normal" style:text-emphasize="none"/>
    </style:style>
    <style:style style:name="T25" style:family="text">
      <style:text-properties style:text-outline="false" style:text-line-through-style="none" style:text-line-through-type="none"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26" style:family="text">
      <style:text-properties style:text-outline="false" style:text-line-through-style="none" style:text-line-through-type="none" fo:font-size="18pt" fo:font-style="normal" fo:text-shadow="none" style:text-underline-style="none" fo:font-weight="bold" officeooo:rsid="001584a3" style:font-size-asian="18pt" style:font-style-asian="normal" style:font-weight-asian="bold" style:font-size-complex="18pt" style:font-weight-complex="bold" style:text-emphasize="none"/>
    </style:style>
    <style:style style:name="T27" style:family="text">
      <style:text-properties style:text-outline="false" style:text-line-through-style="none" style:text-line-through-type="none" fo:font-size="18pt" fo:font-style="normal" fo:text-shadow="none" style:text-underline-style="none" fo:font-weight="bold" officeooo:rsid="0091d033" style:font-size-asian="18pt" style:font-style-asian="normal" style:font-weight-asian="bold" style:font-size-complex="18pt" style:font-weight-complex="bold" style:text-emphasize="none"/>
    </style:style>
    <style:style style:name="T28" style:family="text">
      <style:text-properties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weight-complex="normal" style:text-emphasize="none"/>
    </style:style>
    <style:style style:name="T29" style:family="text">
      <style:text-properties style:text-outline="false" style:text-line-through-style="none" style:text-line-through-type="none"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30" style:family="text">
      <style:text-properties style:text-outline="false" style:text-line-through-style="none" style:text-line-through-type="none" fo:font-size="18pt" fo:font-style="normal" fo:text-shadow="none" style:text-underline-style="none" style:font-size-asian="18pt" style:font-style-asian="normal" style:font-size-complex="18pt" style:text-emphasize="none"/>
    </style:style>
    <style:style style:name="T31" style:family="text">
      <style:text-properties style:text-outline="false" style:text-line-through-style="none" style:text-line-through-type="none" fo:font-size="18pt" fo:font-style="normal" fo:text-shadow="none" fo:font-weight="normal" style:font-size-asian="18pt" style:font-style-asian="normal" style:font-weight-asian="normal" style:font-size-complex="18pt" style:font-weight-complex="normal" style:text-emphasize="none"/>
    </style:style>
    <style:style style:name="T32" style:family="text">
      <style:text-properties style:text-outline="false" style:text-line-through-style="none" style:text-line-through-type="none" fo:font-size="18pt" fo:font-style="normal" fo:text-shadow="none" style:text-underline-style="solid" style:text-underline-width="auto" style:text-underline-color="font-color" fo:font-weight="normal" style:font-size-asian="18pt" style:font-style-asian="normal" style:font-weight-asian="normal" style:font-size-complex="18pt" style:font-weight-complex="normal" style:text-emphasize="none"/>
    </style:style>
    <style:style style:name="T33" style:family="text">
      <style:text-properties style:text-outline="false" style:text-line-through-style="none" style:text-line-through-type="none" style:font-name="Liberation Serif"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34" style:family="text">
      <style:text-properties style:text-outline="false" style:text-line-through-style="none" style:text-line-through-type="none" style:font-name="Liberation Serif" fo:font-size="18pt" fo:font-style="normal" fo:text-shadow="none" style:text-underline-style="none" fo:font-weight="bold" officeooo:rsid="001584a3" style:font-size-asian="18pt" style:font-style-asian="normal" style:font-weight-asian="bold" style:font-size-complex="18pt" style:font-weight-complex="bold" style:text-emphasize="none"/>
    </style:style>
    <style:style style:name="T35" style:family="text">
      <style:text-properties style:text-outline="false" style:text-line-through-style="none" style:text-line-through-type="none" style:font-name="Liberation Serif" fo:font-size="18pt" fo:font-style="normal" fo:text-shadow="none" style:text-underline-style="none" fo:font-weight="bold" officeooo:rsid="00973e15" style:font-size-asian="18pt" style:font-style-asian="normal" style:font-weight-asian="bold" style:font-size-complex="18pt" style:font-weight-complex="bold" style:text-emphasize="none"/>
    </style:style>
    <style:style style:name="T36" style:family="text">
      <style:text-properties style:text-outline="false" style:text-line-through-style="none" style:text-line-through-type="none" style:font-name="Liberation Serif" fo:font-size="18pt" fo:font-style="normal" fo:text-shadow="none" style:text-underline-style="none" fo:font-weight="normal" style:font-size-asian="18pt" style:font-style-asian="normal" style:font-weight-asian="normal" style:font-size-complex="18pt" style:font-weight-complex="normal" style:text-emphasize="none"/>
    </style:style>
    <style:style style:name="T37" style:family="text">
      <style:text-properties style:text-outline="false" style:text-line-through-style="none" style:text-line-through-type="none" style:font-name="Liberation Serif"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38"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39" style:family="text">
      <style:text-properties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weight-complex="normal" style:text-emphasize="none"/>
    </style:style>
    <style:style style:name="T40" style:family="text">
      <style:text-properties style:text-outline="false" style:text-line-through-style="none" style:text-line-through-type="none" style:font-name="Liberation Serif" fo:font-size="12pt" fo:font-style="normal" fo:text-shadow="none" fo:font-weight="normal" officeooo:rsid="001584a3" style:font-size-asian="12pt" style:font-style-asian="normal" style:font-weight-asian="normal" style:font-size-complex="12pt" style:font-weight-complex="normal" style:text-emphasize="none"/>
    </style:style>
    <style:style style:name="T41" style:family="text">
      <style:text-properties style:text-outline="false" style:text-line-through-style="none" style:text-line-through-type="none" fo:font-size="12pt" fo:font-style="normal" fo:text-shadow="none" style:text-underline-style="none" style:font-size-asian="12pt" style:font-style-asian="normal" style:font-size-complex="12pt" style:text-emphasize="none"/>
    </style:style>
    <style:style style:name="T42"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3" style:family="text">
      <style:text-properties style:text-outline="false" style:text-line-through-style="none" style:text-line-through-type="none" fo:font-size="12pt" fo:font-style="normal" fo:text-shadow="none" style:font-size-asian="12pt" style:font-style-asian="normal" style:font-size-complex="12pt" style:text-emphasize="none"/>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912c1e" style:font-weight-asian="bold" style:font-weight-complex="bold"/>
    </style:style>
    <style:style style:name="T47" style:family="text">
      <style:text-properties officeooo:rsid="0023e654"/>
    </style:style>
    <style:style style:name="T48" style:family="text">
      <style:text-properties fo:font-size="18pt" style:text-underline-style="none" fo:font-weight="normal" officeooo:rsid="0011f496" style:font-size-asian="15.75pt" style:font-weight-asian="normal" style:font-size-complex="18pt" style:font-weight-complex="normal"/>
    </style:style>
    <style:style style:name="T49" style:family="text">
      <style:text-properties fo:font-size="18pt" style:text-underline-style="none" fo:font-weight="normal" officeooo:rsid="007dddcd" style:font-size-asian="15.75pt" style:font-weight-asian="normal" style:font-size-complex="18pt" style:font-weight-complex="normal"/>
    </style:style>
    <style:style style:name="T50" style:family="text">
      <style:text-properties fo:font-size="18pt" style:text-underline-style="none" fo:font-weight="normal" officeooo:rsid="007dddcd" style:font-size-asian="18pt" style:font-weight-asian="normal" style:font-size-complex="18pt" style:font-weight-complex="normal"/>
    </style:style>
    <style:style style:name="T51" style:family="text">
      <style:text-properties fo:font-size="18pt" style:text-underline-style="none" fo:font-weight="normal" officeooo:rsid="008112ab" style:font-size-asian="18pt" style:font-weight-asian="normal" style:font-size-complex="18pt" style:font-weight-complex="normal"/>
    </style:style>
    <style:style style:name="T52" style:family="text">
      <style:text-properties fo:font-size="18pt" style:text-underline-style="none" fo:font-weight="normal" officeooo:rsid="009836de" style:font-size-asian="18pt" style:font-weight-asian="normal" style:font-size-complex="18pt" style:font-weight-complex="normal"/>
    </style:style>
    <style:style style:name="T53" style:family="text">
      <style:text-properties fo:font-size="18pt" style:text-underline-style="none" fo:font-weight="bold" officeooo:rsid="007dddcd" style:font-size-asian="15.75pt" style:font-weight-asian="bold" style:font-size-complex="18pt" style:font-weight-complex="bold"/>
    </style:style>
    <style:style style:name="T54" style:family="text">
      <style:text-properties fo:font-size="18pt" style:text-underline-style="none" fo:font-weight="bold" style:font-size-asian="18pt" style:font-weight-asian="bold" style:font-size-complex="18pt" style:font-weight-complex="bold"/>
    </style:style>
    <style:style style:name="T55" style:family="text">
      <style:text-properties fo:font-size="18pt" style:text-underline-style="none" fo:font-weight="bold" officeooo:rsid="007dddcd" style:font-size-asian="18pt" style:font-weight-asian="bold" style:font-size-complex="18pt" style:font-weight-complex="bold"/>
    </style:style>
    <style:style style:name="T56" style:family="text">
      <style:text-properties fo:font-size="18pt" fo:font-weight="normal" style:font-size-asian="18pt" style:font-weight-asian="normal" style:font-size-complex="18pt" style:font-weight-complex="normal"/>
    </style:style>
    <style:style style:name="T57" style:family="text">
      <style:text-properties fo:font-size="18pt" style:text-underline-style="solid" style:text-underline-width="auto" style:text-underline-color="font-color" fo:font-weight="bold" officeooo:rsid="008112ab" style:font-size-asian="18pt" style:font-weight-asian="bold" style:font-size-complex="18pt" style:font-weight-complex="bold"/>
    </style:style>
    <style:style style:name="T58" style:family="text">
      <style:text-properties fo:font-size="18pt" style:text-underline-style="solid" style:text-underline-width="auto" style:text-underline-color="font-color" fo:font-weight="bold" officeooo:rsid="007dddcd" style:font-size-asian="18pt" style:font-weight-asian="bold" style:font-size-complex="18pt" style:font-weight-complex="bold"/>
    </style:style>
    <style:style style:name="T59" style:family="text">
      <style:text-properties fo:font-size="18pt" fo:font-weight="bold" style:font-size-asian="18pt" style:font-weight-asian="bold" style:font-size-complex="18pt" style:font-weight-complex="bold"/>
    </style:style>
    <style:style style:name="T60" style:family="text">
      <style:text-properties fo:font-size="18pt" fo:font-weight="bold" officeooo:rsid="008112ab" style:font-size-asian="18pt" style:font-weight-asian="bold" style:font-size-complex="18pt" style:font-weight-complex="bold"/>
    </style:style>
    <style:style style:name="T61" style:family="text">
      <style:text-properties fo:font-size="18pt" fo:font-weight="bold" officeooo:rsid="0091d033" style:font-size-asian="18pt" style:font-weight-asian="bold" style:font-size-complex="18pt" style:font-weight-complex="bold"/>
    </style:style>
    <style:style style:name="T62" style:family="text">
      <style:text-properties fo:font-size="16pt" officeooo:rsid="008ba3cb" style:font-size-asian="16pt" style:font-size-complex="16pt"/>
    </style:style>
    <style:style style:name="T63" style:family="text">
      <style:text-properties fo:font-size="16pt" style:text-underline-style="none" fo:font-weight="normal" style:font-size-asian="16pt" style:font-weight-asian="normal" style:font-size-complex="16pt" style:font-weight-complex="normal"/>
    </style:style>
    <style:style style:name="T64" style:family="text">
      <style:text-properties officeooo:rsid="007dddcd"/>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normal" officeooo:rsid="007dddcd" style:font-weight-asian="normal" style:font-weight-complex="normal"/>
    </style:style>
    <style:style style:name="T67" style:family="text">
      <style:text-properties style:text-underline-style="solid" style:text-underline-width="auto" style:text-underline-color="font-color" officeooo:rsid="00828bf1"/>
    </style:style>
    <style:style style:name="T68" style:family="text">
      <style:text-properties style:text-underline-style="solid" style:text-underline-width="auto" style:text-underline-color="font-color" fo:font-weight="bold" officeooo:rsid="00912c1e" style:font-weight-asian="bold" style:font-weight-complex="bold"/>
    </style:style>
    <style:style style:name="T69" style:family="text">
      <style:text-properties officeooo:rsid="0085fc9b"/>
    </style:style>
    <style:style style:name="T70" style:family="text">
      <style:text-properties officeooo:rsid="00861c86"/>
    </style:style>
    <style:style style:name="T71" style:family="text">
      <style:text-properties officeooo:rsid="008ba3cb"/>
    </style:style>
    <style:style style:name="T72" style:family="text">
      <style:text-properties style:text-underline-style="none"/>
    </style:style>
    <style:style style:name="T73" style:family="text">
      <style:text-properties style:text-underline-style="none" fo:font-weight="normal" style:font-weight-asian="normal" style:font-weight-complex="normal"/>
    </style:style>
    <style:style style:name="T74" style:family="text">
      <style:text-properties style:text-underline-style="none" fo:font-weight="normal" officeooo:rsid="007dddcd" style:font-weight-asian="normal" style:font-weight-complex="normal"/>
    </style:style>
    <style:style style:name="T75" style:family="text">
      <style:text-properties style:text-underline-style="none" fo:font-weight="normal" officeooo:rsid="00861c86" style:font-weight-asian="normal" style:font-weight-complex="normal"/>
    </style:style>
    <style:style style:name="T76" style:family="text">
      <style:text-properties style:text-underline-style="none" fo:font-weight="bold" officeooo:rsid="007dddcd" style:font-weight-asian="bold" style:font-weight-complex="bold"/>
    </style:style>
    <style:style style:name="T77" style:family="text">
      <style:text-properties officeooo:rsid="00912c1e"/>
    </style:style>
    <style:style style:name="T78" style:family="text">
      <style:text-properties officeooo:rsid="00973e15"/>
    </style:style>
    <style:style style:name="T79" style:family="text">
      <style:text-properties officeooo:rsid="009ac301"/>
    </style:style>
    <style:style style:name="T80" style:family="text">
      <style:text-properties officeooo:rsid="007fbd21"/>
    </style:style>
    <style:style style:name="T81" style:family="text">
      <style:text-properties officeooo:rsid="009b11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span text:style-name="T47">2</text:span></text:p>
      <text:p text:style-name="P2"/>
      <text:p text:style-name="P3"><text:span text:style-name="T65">TASK 1</text:span> :- <text:span text:style-name="T64">How would you check:-</text:span></text:p>
      <text:p text:style-name="P4"><text:span text:style-name="T64">a) </text:span><text:span text:style-name="T1">Memory used by a process (RAM)?</text:span></text:p>
      <text:p text:style-name="P16"><text:span text:style-name="T66">Ans-</text:span><text:span text:style-name="T1"> 5 commands to check memory used by a process :-</text:span></text:p>
      <text:p text:style-name="P15">1. free command</text:p>
      <text:p text:style-name="P15"><text:span text:style-name="T70">2</text:span>. top command</text:p>
      <text:p text:style-name="P15"><text:span text:style-name="T70">3</text:span>. htop</text:p>
      <text:p text:style-name="P12"><text:span text:style-name="T53">b) </text:span><text:span text:style-name="T49">T</text:span><text:span text:style-name="T56">otal number of open files by a process?</text:span></text:p>
      <text:p text:style-name="P17"><text:span text:style-name="T66">Ans-</text:span><text:span text:style-name="T74"> lsof -</text:span><text:span text:style-name="T75">p (pid)</text:span></text:p>
      <text:p text:style-name="P17"><text:span text:style-name="T76">c) </text:span><text:span text:style-name="T74">Running duration of a process?</text:span></text:p>
      <text:p text:style-name="P17"><text:span text:style-name="T66">Ans-</text:span><text:span text:style-name="T74"> ps command and ps aux command</text:span></text:p>
      <text:p text:style-name="P6"/>
      <text:p text:style-name="P12"><text:span text:style-name="T58">Task 2</text:span><text:span text:style-name="T55"> :- What is file descriptor?</text:span><text:span text:style-name="T48"> </text:span><text:span text:style-name="T2"><text:s text:c="8"/></text:span></text:p>
      <text:p text:style-name="P12"><text:span text:style-name="T11">A</text:span><text:span text:style-name="T12">ns-</text:span><text:span text:style-name="T50"> </text:span><text:span text:style-name="T3">A </text:span><text:span text:style-name="T6">file descriptor</text:span><text:span text:style-name="T3"> is a number that uniquely identifies an open </text:span><text:span text:style-name="T4">file</text:span><text:span text:style-name="T3"> in a computer's </text:span><text:span text:style-name="T4">operating system</text:span><text:span text:style-name="T3">. It describes a data resource, and how that resource may be accessed.</text:span></text:p>
      <text:p text:style-name="P42">When a program asks to open a file — or another data resource, like a <text:span text:style-name="T80">network socket</text:span> — the <text:span text:style-name="T80">kernel</text:span> of the operating system grants access, makes an entry in the global file table, and provides the software with the location of that entry.</text:p>
      <text:p text:style-name="P42">The descriptor is identified by a unique non-negative <text:span text:style-name="T80">integer</text:span>, such as <text:span text:style-name="T44">0</text:span>, <text:span text:style-name="T44">12</text:span>, or <text:span text:style-name="T44">567</text:span>. At least one file descriptor exists for every open file on the system.</text:p>
      <text:p text:style-name="P39"><text:span text:style-name="T57">TASK 3</text:span><text:span text:style-name="T60"> :- </text:span><text:span text:style-name="T59">How to kill a process :-</text:span></text:p>
      <text:p text:style-name="P39"><text:span text:style-name="T14">Ans-</text:span><text:span text:style-name="T51"> </text:span><text:span text:style-name="T7">A process, also known as a task, is the running form of a program. Programs are stored on disk and processes run in memory. Processes have a parent/child relationship. A process can spawn one or more children. Multiple processes can run in parallel.</text:span></text:p>
      <text:p text:style-name="P41">The process status (ps) command lists the processes that are associated with your shell.</text:p>
      <text:p text:style-name="P40">Forcefully – kill -9 <text:s/></text:p>
      <text:p text:style-name="P40">Gracefully – kill , <text:s/>pkill</text:p>
      <text:p text:style-name="P5"><text:span text:style-name="T65"/></text:p>
      <text:p text:style-name="P5"><text:span text:style-name="T65"/></text:p>
      <text:p text:style-name="P5"><text:span text:style-name="T65"/></text:p>
      <text:p text:style-name="P5"><text:span text:style-name="T65"/></text:p>
      <text:p text:style-name="P5"><text:span text:style-name="T65"/></text:p>
      <text:p text:style-name="P5"><text:span text:style-name="T65"/></text:p>
      <text:p text:style-name="P5"><text:span text:style-name="T65"/></text:p>
      <text:p text:style-name="P5"><text:soft-page-break/><text:span text:style-name="T65">TASK </text:span><text:span text:style-name="T67">4</text:span> :- <text:s/><text:span text:style-name="T69">What are signals?</text:span></text:p>
      <text:p text:style-name="P7"><text:span text:style-name="T15">Ans</text:span><text:span text:style-name="T8"> <text:s text:c="2"/>:-</text:span> <text:span text:style-name="T10">Signal (IPC) Signals are a limited form of inter-process communication (IPC), typically used in Unix-like and other</text:span><text:span text:style-name="T62"> </text:span></text:p>
      <text:p text:style-name="P7"><text:span text:style-name="T71">POSIX- </text:span><text:span text:style-name="T10">compliant operating systems. A signal is an asynchronous</text:span></text:p>
      <text:p text:style-name="P14">notification sent to a process or to a specific thread within the same process in order to notify it of an event that occured.</text:p>
      <text:p text:style-name="P14">Linux supports both POSIX realiable signals (“hereinafter standard signals”) and Posix real-time signals.</text:p>
      <text:p text:style-name="P8"/>
      <text:p text:style-name="P10">Disposition<text:span text:style-name="T73"> – </text:span><text:span text:style-name="T63">Each signal has a current disposition, which determines how the process behaves when it delievered the signals.</text:span></text:p>
      <text:p text:style-name="P10"><text:span text:style-name="T73">1. Term – </text:span><text:span text:style-name="T3">Default action is to terminate the process.</text:span></text:p>
      <text:p text:style-name="P10"><text:span text:style-name="T73">2. IGN – </text:span><text:span text:style-name="T3">Default action is to ignore the signal.</text:span></text:p>
      <text:p text:style-name="P10"><text:span text:style-name="T73">3. Core – </text:span><text:span text:style-name="T3">Default action is to terminate the process and dumb core.</text:span></text:p>
      <text:p text:style-name="P10"><text:span text:style-name="T73">4. STOP – </text:span><text:span text:style-name="T3">Default action is to stop the process.</text:span></text:p>
      <text:p text:style-name="P10"><text:span text:style-name="T73">5. Cont – </text:span><text:span text:style-name="T3">Default action is to continue the process if it is currently stopped.</text:span></text:p>
      <text:p text:style-name="P8"/>
      <text:p text:style-name="P14">Using some system calls, a process can elect one of the behaivour to occur on delievery of the signal.</text:p>
      <text:p text:style-name="P14">- Perform default action</text:p>
      <text:p text:style-name="P14">- ignore the signl</text:p>
      <text:p text:style-name="P14">- Catch the signal with a signal handler.</text:p>
      <text:p text:style-name="P8"/>
      <text:p text:style-name="P10">Signal Handler</text:p>
      <text:p text:style-name="P14">A programmer defined function that is automatically invoked when the signal is delivered.</text:p>
      <text:p text:style-name="P8"/>
      <text:p text:style-name="P10">Sending a signal</text:p>
      <text:p text:style-name="P14">The following system calls and library functions allow the caller to send a signal.</text:p>
      <text:p text:style-name="P8">- <text:span text:style-name="T45">raise - </text:span><text:s/><text:span text:style-name="T8">send a signal to the calling thread.</text:span></text:p>
      <text:p text:style-name="P8">- <text:span text:style-name="T45">kill - </text:span><text:s/><text:span text:style-name="T8">send a signal to a specified process, to all members of a specified process groups, or to all processes on the system.</text:span></text:p>
      <text:p text:style-name="P8">-<text:span text:style-name="T45"> kill pg – </text:span><text:span text:style-name="T8">send a signal to all of the members of a specified process groups.</text:span></text:p>
      <text:p text:style-name="P8">- <text:span text:style-name="T45">pthread_kill – </text:span><text:span text:style-name="T8">sends a signal to a specified POSIX thread in the same process as the caller.</text:span></text:p>
      <text:p text:style-name="P9">- <text:span text:style-name="T45">tgkill – </text:span><text:span text:style-name="T8">send a signal to a specified thread with in a specific process. This is the system </text:span><text:span text:style-name="T9">calluse to impliment pthread_kill.</text:span></text:p>
      <text:p text:style-name="P9"><text:span text:style-name="T77">- </text:span><text:span text:style-name="T46">sigqueue –</text:span><text:span text:style-name="T77"> </text:span><text:span text:style-name="T9">sends a real-time signal with accompanying data to a specified process.</text:span></text:p>
      <text:p text:style-name="P9"/>
      <text:p text:style-name="P9"><text:span text:style-name="T68">Standard Signals</text:span><text:span text:style-name="T77"> </text:span></text:p>
      <text:p text:style-name="P11"/>
      <text:p text:style-name="P49"><text:soft-page-break/>SIGHUP <text:s text:c="4"/></text:p>
      <text:p text:style-name="P49">SIGINT</text:p>
      <text:p text:style-name="P49">SIGQUIT</text:p>
      <text:p text:style-name="P49">SIGILL</text:p>
      <text:p text:style-name="P49">SIGABRT</text:p>
      <text:p text:style-name="P49">SIGFPE</text:p>
      <text:p text:style-name="P49">SIGKILL</text:p>
      <text:p text:style-name="P49">SIGSEGV</text:p>
      <text:p text:style-name="P49">SIGTERM</text:p>
      <text:p text:style-name="P46"/>
      <text:p text:style-name="P13"><text:span text:style-name="T73">The signals ‘SIGKILL’ and ‘SIGSTOP’ cannot be caught, blocked or ignored.</text:span><text:span text:style-name="T72"> </text:span></text:p>
      <text:p text:style-name="P18"/>
      <text:p text:style-name="P23"/>
      <text:p text:style-name="P26"><text:span text:style-name="T18">TASK </text:span><text:span text:style-name="T19">3</text:span><text:span text:style-name="T18"> :- </text:span><text:span text:style-name="T20">What is PPID?</text:span></text:p>
      <text:p text:style-name="P27"><text:span text:style-name="T43">Ans</text:span><text:span text:style-name="T41"> – </text:span><text:span text:style-name="T42">One very important process is called INIT. </text:span></text:p>
      <text:p text:style-name="P50">INIT is the grandfather of all processes on the system because all other processes run under it.</text:p>
      <text:p text:style-name="P50">Every process can be tracked back to INIT &amp; it always has a PID of 1. The kernel itself has a PID of 0.</text:p>
      <text:p text:style-name="P27"><text:span text:style-name="T17">PPID</text:span><text:span text:style-name="T23"> </text:span></text:p>
      <text:p text:style-name="P50">In addition to unique process ID, each processes is assigned a parent process ID (PPID) that tells which process started it. The PPID is the PID of the processes parent.</text:p>
      <text:p text:style-name="P50">For example:- If process 1 with a PID of 101 starts a processes named process 2, the process 2 will be given a unique PID, such as 3240, but it willl be given the PPID of 101.</text:p>
      <text:p text:style-name="P35"><text:span text:style-name="T23">Its a parent-child relationship. A single parent process may severel child process, </text:span><text:span text:style-name="T24">each with a unique PID but all sharing the same PPID.</text:span></text:p>
      <text:p text:style-name="P52"/>
      <text:p text:style-name="P57">Why is PPID important?</text:p>
      <text:p text:style-name="P51">Occasionally process go bad, you might try to quit a program only to find that it has other intentions.</text:p>
      <text:p text:style-name="P51">The process might continue to run or use up resources even though its interface closed.</text:p>
      <text:p text:style-name="P51">Sometimes, this leads to what is called a zombie process, a processes that is still running, but dead.</text:p>
      <text:p text:style-name="P52"/>
      <text:p text:style-name="P51">One effective way to kill a zombie process is to kill its parent process. This involves using the PS command to discover the PPID of the zombie process and then sending a kill signal to the parents. Ofcourse, any other children of the parent process will be killed as well.</text:p>
      <text:p text:style-name="P52"/>
      <text:p text:style-name="P28"><text:span text:style-name="T21">Pstree</text:span><text:span text:style-name="T23"> – </text:span><text:span text:style-name="T42">It is a usefull program that shows the relationship of all processes in a tree like structure.</text:span></text:p>
      <text:p text:style-name="P19"><text:s text:c="24"/></text:p>
      <text:p text:style-name="P19"/>
      <text:p text:style-name="P30"><text:span text:style-name="T25">TASK </text:span><text:span text:style-name="T26">4</text:span><text:span text:style-name="T25"> :- </text:span><text:span text:style-name="T27">How to print a PID of the current shell?</text:span></text:p>
      <text:p text:style-name="P32"><text:span text:style-name="T43">Ans</text:span><text:span text:style-name="T41"> -</text:span><text:span text:style-name="T30"> </text:span><text:span text:style-name="T41"># echo $$</text:span></text:p>
      <text:p text:style-name="P51"><text:s text:c="9"/># ps -p $$</text:p>
      <text:p text:style-name="P21"/>
      <text:p text:style-name="P20"/>
      <text:p text:style-name="P30"><text:soft-page-break/><text:span text:style-name="T25">TASK </text:span><text:span text:style-name="T26">5</text:span><text:span text:style-name="T25"> :- </text:span><text:span text:style-name="T27">How to clear a log file of a running process</text:span><text:span text:style-name="T29">?</text:span></text:p>
      <text:p text:style-name="P34"><text:span text:style-name="T22">A</text:span><text:span text:style-name="T21">ns</text:span><text:span text:style-name="T23"> - </text:span></text:p>
      <text:p text:style-name="P31"><text:span text:style-name="T28">1. </text:span><text:span text:style-name="T31">Empty file content by redirecting to null</text:span></text:p>
      <text:p text:style-name="P51">A easiest way to empty or blank a file content using shell redirect null to the file</text:p>
      <text:p text:style-name="P51"># du -sh access.log</text:p>
      <text:p text:style-name="P51"># &gt; access.log</text:p>
      <text:p text:style-name="P51"/>
      <text:p text:style-name="P29"><text:span text:style-name="T23">2. </text:span><text:span text:style-name="T21">Empty file using ‘true’ command redirection</text:span></text:p>
      <text:p text:style-name="P51">Here we will use a symbol : is a shell built-in command that is essence equilent to the ‘true’ command and it can be used as a no operation.</text:p>
      <text:p text:style-name="P51">Another method is to redirect the output of : or true built-in command.</text:p>
      <text:p text:style-name="P51"># :&gt; access.log</text:p>
      <text:p text:style-name="P51">or</text:p>
      <text:p text:style-name="P51"># true &gt; assis.log</text:p>
      <text:p text:style-name="P52"/>
      <text:p text:style-name="P31"><text:span text:style-name="T28">3. </text:span><text:span text:style-name="T31">Empty file using cat/cp/dd utilities with /dev/null</text:span></text:p>
      <text:p text:style-name="P51">In Linux, the null device is basiclly utilized for discarding of unwanted output streams of a process or else as a suitable empty files for input streams.</text:p>
      <text:p text:style-name="P51">This is normally done by redirection mechainism.</text:p>
      <text:p text:style-name="P51"># cat /dev/null &gt; access.log</text:p>
      <text:p text:style-name="P51"># cp /dev/null &gt; access.log</text:p>
      <text:p text:style-name="P51"># dd if=/dev/null of=access.log</text:p>
      <text:p text:style-name="P52"/>
      <text:p text:style-name="P33"><text:span text:style-name="T31">4 </text:span><text:span text:style-name="T32">Empty the file using echo command</text:span></text:p>
      <text:p text:style-name="P51"># echo “ “ <text:s/>&gt; access.log</text:p>
      <text:p text:style-name="P51">or</text:p>
      <text:p text:style-name="P51"># echo &gt; acces.log</text:p>
      <text:p text:style-name="P51">or</text:p>
      <text:p text:style-name="P51"># echo -n “ ” &gt; acces.log</text:p>
      <text:p text:style-name="P52"/>
      <text:p text:style-name="P33"><text:span text:style-name="T31">5</text:span><text:span text:style-name="T32"> Empty file using truncate command</text:span></text:p>
      <text:p text:style-name="P51">The truncate command helps to shrink or extend the size of a file to a defined size.</text:p>
      <text:p text:style-name="P51">You can employ it with the -s option that specifies the file size. To empty a file content, use a size of 0. </text:p>
      <text:p text:style-name="P51"># truncate -s 0 access.log</text:p>
      <text:p text:style-name="P59"/>
      <text:p text:style-name="P60"/>
      <text:p text:style-name="P36"><text:span text:style-name="T33">TASK </text:span><text:span text:style-name="T34">5</text:span><text:span text:style-name="T33"> :- </text:span><text:span text:style-name="T61">What will happen if you delete a log file of running process</text:span><text:span text:style-name="T37">?</text:span></text:p>
      <text:p text:style-name="P38"><text:span text:style-name="T40">A</text:span><text:span text:style-name="T39">ns</text:span><text:span text:style-name="T38"> – If you will delete a log file of a running process or try to move it to some other place then the process itself will make another log file at the same place with the same memory which will result to consume double than before.</text:span><text:span text:style-name="T36"> </text:span></text:p>
      <text:p text:style-name="P22"/>
      <text:p text:style-name="P24"/>
      <text:p text:style-name="P24"/>
      <text:p text:style-name="P24"><text:soft-page-break/>TASK <text:span text:style-name="T78">6</text:span> :- How do you check all the running process in the system?</text:p>
      <text:p text:style-name="P25"><text:span text:style-name="T8">Ans</text:span><text:span text:style-name="T7"> –</text:span><text:span text:style-name="T72"> </text:span><text:span text:style-name="T7">TOP command</text:span></text:p>
      <text:p text:style-name="P53"/>
      <text:p text:style-name="P55"/>
      <text:p text:style-name="P55"/>
      <text:p text:style-name="P55"/>
      <text:p text:style-name="P36"><text:span text:style-name="T35">TASK 7 :- </text:span><text:span text:style-name="T54">What is DNAT and SNAT, Explain both with an example?</text:span></text:p>
      <text:p text:style-name="P37"><text:span text:style-name="T13">Ans</text:span><text:span text:style-name="T5"> -</text:span><text:span text:style-name="T52"> </text:span><text:span text:style-name="T16">Destination NAT</text:span></text:p>
      <text:p text:style-name="Text_20_body">Destination NAT means, we translate the destination address of a packet to make it go somewhere else instead of where it was originally addressed. For our scenario, it is:</text:p>
      <text:p text:style-name="P43"><text:span text:style-name="T79"># </text:span>iptables -t nat -A PREROUTING -d 10.10.10.99/32 -j DNAT –to-destination 192.168.1.101</text:p>
      <text:p text:style-name="Text_20_body">Now all IP packets coming to our machine’s (A) IP address of 10.10.10.99 will be rewritten and sent to 192.168.1.101 instead. This translation is transparent to the machine the connection is originating from and to machine B.</text:p>
      <text:p text:style-name="Text_20_body">So if you connect from, say, 172.16.1.10 to 10.10.10.99, the packet will be rewritten upon reaching machine A and be sent to machine B. Machine B will see it coming from 172.16.1.10, it will have no idea that the connection was redirected by 10.10.10.99. This is important because when machine B replies, the FROM address in it’s reply will be it’s own IP address of 192.168.1.101.</text:p>
      <text:p text:style-name="Text_20_body">This will cause a protocol error on your machine because your machine (172.16.1.10) will be expecting a reply from 10.10.10.99 and instead will receive a reply from 192.168.1.101.</text:p>
      <text:p text:style-name="Text_20_body">To fix this, we now need to do SNAT – Source Network Address Translation.</text:p>
      <text:p text:style-name="P44"><text:span text:style-name="T81">SOURCE </text:span>SNAT</text:p>
      <text:p text:style-name="Text_20_body">We want to do SNAT to translate the from address of our reply packets to make them look like they’re coming from 10.10.10.99 instead of 192.168.1.101. To do this, we need to apply a SNAT iptables rule on a router along the path these reply packets will take. Since our machine A is the default gateway for machine B, we will do the SNAT on machine A as well.</text:p>
      <text:p text:style-name="P43">iptables -t nat -A POSTROUTING -s 192.168.1.101/32 -j SNAT –to-source 10.10.10.99</text:p>
      <text:p text:style-name="Text_20_body">This rewrites our source address to look like the packets are coming from 10.10.10.99 instead of 192.168.1.101.</text:p>
      <text:p text:style-name="Text_20_body">At this point, try to connect to machine A using SSH and log in using credentials for machine B.</text:p>
      <text:p text:style-name="Text_20_body">Once you’ve confirmed this works, you can save your iptables configuration with:</text:p>
      <text:p text:style-name="P43">service iptables save</text:p>
      <text:p text:style-name="Text_20_body">You can then configure iptables to run at startup automatically.</text:p>
      <text:p text:style-name="P43"><text:soft-page-break/>/sbin/chkconfig –level 3 iptables on</text:p>
      <text:p text:style-name="P43">/sbin/chkconfig –level 5 iptables on</text:p>
      <text:p text:style-name="Text_20_body">And that concludes a basic DNAT/SNAT configuration. In most situations you may want to narrow down the match criteria to specific protocols or ports. e.g. you can use the “-p tcp –dport 22” flags to match only SSH traffic.</text:p>
      <text:p text:style-name="Text_20_body">If you’d like me to expand upon any of this further, please leave a comment asking for details.</text:p>
      <text:p text:style-name="P61"/>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Quotation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5-28T10:24:52.959561137</dc:date>
    <meta:editing-duration>PT7H47M28S</meta:editing-duration>
    <meta:editing-cycles>56</meta:editing-cycles>
    <meta:generator>LibreOffice/5.1.6.2$Linux_X86_64 LibreOffice_project/10m0$Build-2</meta:generator>
    <meta:document-statistic meta:table-count="0" meta:image-count="0" meta:object-count="0" meta:page-count="6" meta:paragraph-count="126" meta:word-count="1594" meta:character-count="8863" meta:non-whitespace-character-count="7311"/>
  </office:meta>
</office:document-meta>
</file>